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/>
      <text:p text:style-name="Standard">void reverseArray(int arr[], int size) {</text:p>
      <text:p text:style-name="Standard"><text:s text:c="4"/>int start = 0;</text:p>
      <text:p text:style-name="Standard"><text:s text:c="4"/>int end = size - 1;</text:p>
      <text:p text:style-name="Standard"/>
      <text:p text:style-name="Standard"><text:s text:c="4"/>while (start &lt; end) {</text:p>
      <text:p text:style-name="Standard"><text:s text:c="8"/>int temp = arr[start];</text:p>
      <text:p text:style-name="Standard"><text:s text:c="8"/>arr[start] = arr[end];</text:p>
      <text:p text:style-name="Standard"><text:s text:c="8"/>arr[end] = temp;</text:p>
      <text:p text:style-name="Standard"><text:s text:c="8"/>++start;</text:p>
      <text:p text:style-name="Standard"><text:s text:c="8"/>--end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int arr[] = {1, 2, 3, 4, 5};</text:p>
      <text:p text:style-name="Standard"><text:s text:c="4"/>int size = sizeof(arr) / sizeof(arr[0]);</text:p>
      <text:p text:style-name="Standard"/>
      <text:p text:style-name="Standard"><text:s text:c="4"/>std::cout &lt;&lt; "Original array: ";</text:p>
      <text:p text:style-name="Standard"><text:s text:c="4"/>for (int i = 0; i &lt; size; ++i) {</text:p>
      <text:p text:style-name="Standard"><text:s text:c="8"/>std::cout &lt;&lt; arr[i] &lt;&lt; " ";</text:p>
      <text:p text:style-name="Standard"><text:s text:c="4"/>}</text:p>
      <text:p text:style-name="Standard"><text:s text:c="4"/>std::cout &lt;&lt; std::endl;</text:p>
      <text:p text:style-name="Standard"><text:s text:c="4"/>reverseArray(arr, size);</text:p>
      <text:p text:style-name="Standard"><text:s text:c="4"/>std::cout &lt;&lt; "Reversed array: ";</text:p>
      <text:p text:style-name="Standard"><text:s text:c="4"/>for (int i = 0; i &lt; size; ++i) {</text:p>
      <text:p text:style-name="Standard"><text:s text:c="8"/>std::cout &lt;&lt; arr[i] &lt;&lt; " ";</text:p>
      <text:p text:style-name="Standard"><text:s text:c="4"/>}</text:p>
      <text:p text:style-name="Standard"><text:s text:c="4"/>std::cout &lt;&lt; std::endl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23:52:12.364974999</meta:creation-date>
    <meta:generator>LibreOffice/7.3.7.2$Linux_X86_64 LibreOffice_project/30$Build-2</meta:generator>
    <dc:date>2024-05-08T23:53:10.787901978</dc:date>
    <meta:editing-duration>PT59S</meta:editing-duration>
    <meta:editing-cycles>1</meta:editing-cycles>
    <meta:document-statistic meta:table-count="0" meta:image-count="0" meta:object-count="0" meta:page-count="1" meta:paragraph-count="28" meta:word-count="110" meta:character-count="653" meta:non-whitespace-character-count="452"/>
  </office:meta>
</office:document-meta>
</file>